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E537B94EE309014.png" manifest:media-type="image/png"/>
  <manifest:file-entry manifest:full-path="Pictures/1000020100000780000004385BA68674B193D4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86cm, 0cm, 0cm, 0cm)" draw:image-opacity="100%" style:mirror="none"/>
    </style:style>
    <style:style style:name="gr2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75cm" fo:min-width="0.8cm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solid" draw:fill-color="#000000" fo:min-height="0.5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44cm, 0cm, 0cm, 0cm)" draw:image-opacity="100%" style:mirror="none"/>
    </style:style>
    <style:style style:name="gr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92cm" fo:min-width="0.642cm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3.88cm" svg:x="1.3cm" svg:y="4.5cm">
          <draw:image xlink:href="Pictures/1000020100000780000004385BA68674B193D448.png" xlink:type="simple" xlink:show="embed" xlink:actuate="onLoad" loext:mime-type="image/png">
            <text:p/>
          </draw:image>
        </draw:frame>
        <draw:custom-shape draw:style-name="gr2" draw:text-style-name="P2" draw:layer="layout" svg:width="1.3cm" svg:height="1cm" svg:x="2.1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cm" svg:height="3.095cm" svg:x="4.1cm" svg:y="6.016cm">
          <draw:text-box>
            <text:p>Click blue box</text:p>
            <text:p>&lt;-</text:p>
            <text:p/>
          </draw:text-box>
        </draw:frame>
      </draw:page>
      <draw:page draw:name="page2" draw:style-name="dp1" draw:master-page-name="Default">
        <draw:frame draw:style-name="gr4" draw:text-style-name="P1" draw:layer="layout" svg:width="27.699cm" svg:height="14.247cm" svg:x="1.09cm" svg:y="4.1cm">
          <draw:image xlink:href="Pictures/100002010000078000000438CE537B94EE309014.png" xlink:type="simple" xlink:show="embed" xlink:actuate="onLoad" loext:mime-type="image/png">
            <text:p/>
          </draw:image>
        </draw:frame>
        <draw:custom-shape draw:style-name="gr5" draw:text-style-name="P2" draw:layer="layout" svg:width="1.3cm" svg:height="1cm" svg:x="3.3cm" svg:y="6.58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cm" svg:height="2.384cm" svg:x="5.3cm" svg:y="6.005cm">
          <draw:text-box>
            <text:p>Put files inside PDF_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3T11:07:12.971211141</dc:date>
    <meta:editing-duration>PT3M8S</meta:editing-duration>
    <meta:editing-cycles>2</meta:editing-cycles>
    <meta:generator>LibreOffice/6.4.3.2$Linux_X86_64 LibreOffice_project/40$Build-2</meta:generator>
    <meta:document-statistic meta:object-count="6"/>
  </office:meta>
</office:document-meta>
</file>